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a37c0" officeooo:paragraph-rsid="000a37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.metadata/</text:p>
      <text:p text:style-name="P1">/.recommenders/</text:p>
      <text:p text:style-name="P1">/PracticeProgram/</text:p>
      <text:p text:style-name="P1">/project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3-06T17:34:04.151200437</dc:date>
    <meta:editing-duration>PT2M16S</meta:editing-duration>
    <meta:editing-cycles>1</meta:editing-cycles>
    <meta:document-statistic meta:table-count="0" meta:image-count="0" meta:object-count="0" meta:page-count="1" meta:paragraph-count="4" meta:word-count="4" meta:character-count="52" meta:non-whitespace-character-count="52"/>
    <meta:generator>LibreOffice/5.1.6.2$Linux_X86_64 LibreOffice_project/10m0$Build-2</meta:generator>
  </office:meta>
</office:document-meta>
</file>